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0972in" loext:contextual-spacing="false"/>
    </style:style>
    <style:style style:name="P2" style:family="paragraph" style:parent-style-name="Heading_20_1" style:master-page-name="Standard">
      <style:paragraph-properties fo:margin-top="0.1665in" fo:margin-bottom="0.0835in" loext:contextual-spacing="false"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IS A HEADING</text:p>
      <text:p text:style-name="P1">And this is some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IE" style:letter-kerning="true" style:font-name-asian="WenQuanYi Zen Hei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0pt" fo:language="en" fo:country="IE" style:letter-kerning="true" style:font-name-asian="WenQuanYi Zen Hei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IE" style:font-name-asian="WenQuanYi Zen Hei" style:font-family-asian="'WenQuanYi Zen Hei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13:22:17</meta:creation-date>
    <dc:language>en-IE</dc:language>
    <dc:date>2018-08-24T15:42:55</dc:date>
    <meta:editing-cycles>1</meta:editing-cycles>
    <meta:editing-duration>P0D</meta:editing-duration>
    <meta:generator>LibreOffice/5.2.7.2$Linux_X86_64 LibreOffice_project/20m0$Build-2</meta:generator>
    <meta:document-statistic meta:table-count="0" meta:image-count="0" meta:object-count="0" meta:page-count="1" meta:paragraph-count="2" meta:word-count="9" meta:character-count="38" meta:non-whitespace-character-count="31"/>
  </office:meta>
</office:document-meta>
</file>